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2.58cm" fo:min-width="3.036cm" style:writing-mode="lr-tb" loext:decorative="false"/>
      <style:paragraph-properties style:writing-mode="lr-tb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1.33cm" fo:min-width="4.08cm" style:writing-mode="lr-tb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 style:writing-mode="lr-tb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c9211e" loext:opacity="100%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5cm" svg:height="4cm" svg:x="12cm" svg:y="7.5cm">
          <text:p text:style-name="P1"><text:span text:style-name="T1">Entraîneur P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4.75cm" svg:height="1.75cm" svg:x="5.5cm" svg:y="4.25cm">
          <text:p text:style-name="P3"><text:span text:style-name="T1"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4.75cm" svg:height="1.75cm" svg:x="5cm" svg:y="8.5cm">
          <text:p text:style-name="P3"><text:span text:style-name="T1">Ergonom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.75cm" svg:height="1.75cm" svg:x="18cm" svg:y="4.25cm">
          <text:p text:style-name="P3"><text:span text:style-name="T1">Niveau P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4.75cm" svg:height="1.75cm" svg:x="12cm" svg:y="3.5cm">
          <text:p text:style-name="P3"><text:span text:style-name="T1">Esthétis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7" draw:id="id7" draw:layer="layout" svg:width="4.75cm" svg:height="1.75cm" svg:x="19.5cm" svg:y="8.5cm">
          <text:p text:style-name="P3"><text:span text:style-name="T1">Énerg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9" draw:id="id9" draw:layer="layout" svg:width="4.75cm" svg:height="1.75cm" svg:x="17.75cm" svg:y="12.5cm">
          <text:p text:style-name="P3"><text:span text:style-name="T1">Stock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4.75cm" svg:height="1.75cm" svg:x="12cm" svg:y="13.75cm">
          <text:p text:style-name="P3"><text:span text:style-name="T1">Ordin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4.75cm" svg:height="1.75cm" svg:x="5.25cm" svg:y="12.5cm">
          <text:p text:style-name="P3"><text:span text:style-name="T1">Efficacit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7.875cm" svg:y1="6cm" svg:x2="20.375cm" svg:y2="6cm" draw:start-shape="id1" draw:start-glue-point="2" draw:end-shape="id2" draw:end-glue-point="2" svg:d="M7875 6000c0 753 12500 753 12500 0" svg:viewBox="0 0 12501 566">
          <text:p text:style-name="P5"><text:span text:style-name="T2"/></text:p>
          <text:p text:style-name="P5"><text:span text:style-name="T2">FS1</text:span></text:p>
        </draw:connector>
        <draw:connector draw:style-name="gr3" draw:text-style-name="P8" draw:layer="layout" draw:type="line" svg:x1="10cm" svg:y1="13.375cm" svg:x2="12.732cm" svg:y2="10.915cm" draw:start-shape="id3" draw:start-glue-point="1" draw:end-shape="id4" draw:end-glue-point="7" svg:d="M10000 13375l2732-2460" svg:viewBox="0 0 2733 2461">
          <text:p text:style-name="P7"/>
          <text:p text:style-name="P7"/>
          <text:p text:style-name="P7">C2</text:p>
        </draw:connector>
        <draw:connector draw:style-name="gr3" draw:text-style-name="P8" draw:layer="layout" draw:type="line" svg:x1="9.75cm" svg:y1="9.375cm" svg:x2="12cm" svg:y2="9.5cm" draw:start-shape="id5" draw:start-glue-point="1" draw:end-shape="id4" draw:end-glue-point="6" svg:d="M9750 9375l2250 125" svg:viewBox="0 0 2251 126">
          <text:p text:style-name="P7"/>
          <text:p text:style-name="P7">C3</text:p>
        </draw:connector>
        <draw:connector draw:style-name="gr3" draw:text-style-name="P8" draw:layer="layout" draw:type="line" svg:x1="14.5cm" svg:y1="7.5cm" svg:x2="14.375cm" svg:y2="5.25cm" draw:start-shape="id4" draw:start-glue-point="4" draw:end-shape="id6" draw:end-glue-point="2" svg:d="M14500 7500l-125-2250" svg:viewBox="0 0 126 2251">
          <text:p text:style-name="P7"><text:s text:c="7"/>C4</text:p>
        </draw:connector>
        <draw:connector draw:style-name="gr3" draw:text-style-name="P8" draw:layer="layout" draw:type="line" svg:x1="19.5cm" svg:y1="9.375cm" svg:x2="17cm" svg:y2="9.5cm" draw:start-shape="id7" draw:start-glue-point="3" draw:end-shape="id4" draw:end-glue-point="10" svg:d="M19500 9375l-2500 125" svg:viewBox="0 0 2501 126">
          <text:p text:style-name="P7"/>
          <text:p text:style-name="P7">C5</text:p>
        </draw:connector>
        <draw:connector draw:style-name="gr3" draw:text-style-name="P8" draw:layer="layout" draw:type="line" svg:x1="18cm" svg:y1="5.125cm" svg:x2="16.268cm" svg:y2="8.085cm" draw:start-shape="id2" draw:start-glue-point="3" draw:end-shape="id4" draw:end-glue-point="11" svg:d="M18000 5125l-1732 2960" svg:viewBox="0 0 1733 2961">
          <text:p text:style-name="P7"><text:s text:c="6"/></text:p>
          <text:p text:style-name="P7"><text:s text:c="5"/>C1</text:p>
        </draw:connector>
        <draw:connector draw:style-name="gr3" draw:text-style-name="P8" draw:layer="layout" draw:type="line" svg:x1="14.5cm" svg:y1="11.5cm" svg:x2="14.375cm" svg:y2="13.75cm" draw:start-shape="id4" draw:start-glue-point="8" draw:end-shape="id8" draw:end-glue-point="0" svg:d="M14500 11500l-125 2250" svg:viewBox="0 0 126 2251">
          <text:p text:style-name="P7"><text:s text:c="7"/>C7</text:p>
        </draw:connector>
        <draw:connector draw:style-name="gr3" draw:text-style-name="P8" draw:layer="layout" draw:type="line" svg:x1="16.268cm" svg:y1="10.915cm" svg:x2="20.125cm" svg:y2="12.5cm" draw:start-shape="id4" draw:start-glue-point="9" draw:end-shape="id9" draw:end-glue-point="0" svg:d="M16268 10915l3857 1585" svg:viewBox="0 0 3858 1586">
          <text:p text:style-name="P7"/>
          <text:p text:style-name="P7">C6</text:p>
        </draw:connector>
      </draw:page>
      <draw:page draw:name="page2" draw:style-name="dp1" draw:master-page-name="Standard">
        <draw:frame draw:style-name="gr4" draw:text-style-name="P9" draw:layer="layout" svg:width="24.75cm" svg:height="9cm" svg:x="1.75cm" svg:y="1.5cm">
          <draw:text-box>
            <text:p>• FS1 : permettre à l’utilisateur de s’entraîner au poker.</text:p>
            <text:p/>
            <text:p>• C1 : assurer la véracité des solutions proposées.</text:p>
            <text:p>• C2 : pouvoir donner une réponse dans le plus court délais.</text:p>
            <text:p>• C3 : être de prise en main facile.</text:p>
            <text:p>• C4 : avoir une interface graphique avec des formes et des couleurs agréables à l'œil.</text:p>
            <text:p>• C5 : utiliser un minimum d’énergie.</text:p>
            <text:p>• C6 : utiliser un minimum de stockage.</text:p>
            <text:p>• C7 : avoir une application utilisable sur n’importe quel ordinateur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4T10:23:43.276000000</meta:creation-date>
    <dc:date>2023-11-14T15:59:44.726000000</dc:date>
    <meta:editing-duration>PT24M27S</meta:editing-duration>
    <meta:editing-cycles>2</meta:editing-cycles>
    <meta:generator>LibreOffice/7.6.2.1$Windows_X86_64 LibreOffice_project/56f7684011345957bbf33a7ee678afaf4d2ba333</meta:generator>
    <meta:document-statistic meta:object-count="18"/>
  </office:meta>
</office:document-meta>
</file>